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JXPathBinding.hasNonNullElements( List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eaterJXPathBinding.getDeleteRow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getInsertRow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getRow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getRow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getIdentity( Repeater . RepeaterRow ro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peaterJXPathBinding.getRepeat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isIdentityInUpdatedRows( Set identitySet , List ident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eater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RepeaterJXPathBinding( JXPathBindingBuilderBase . CommonAttributes commonAtts , String repeaterId , String repeaterPath , String rowPath , String rowPathForInsert , JXPathBindingBase [ ] childBindings , JXPathBindingBase insertBinding , JXPathBindingBase [ ] deleteBindings , JXPathBindingBase [ ] identityBindin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peaterJXPathBinding.getInsertRow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getIdentity( JXPathContext row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peater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JXPathBinding.getIdentity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erJXPathBinding.doLoad( Widget frmModel , JXPathContext jxp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peaterJXPathBinding.doSave( Widget frmModel , JXPathContext jxpc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3">
            <text:p text:style-name="Table_20_Contents">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